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3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4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5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318f3e" officeooo:paragraph-rsid="00325db8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32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33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34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35" style:family="paragraph" style:parent-style-name="_30_._20_Normál">
      <style:text-properties fo:font-size="14pt" fo:font-weight="normal" officeooo:rsid="003d9276" officeooo:paragraph-rsid="003d9276" style:font-size-asian="12.25pt" style:font-weight-asian="normal" style:font-size-complex="14pt" style:font-weight-complex="normal"/>
    </style:style>
    <style:style style:name="P36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37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38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39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40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41" style:family="paragraph" style:parent-style-name="_30_._20_Normál">
      <style:text-properties officeooo:rsid="0021ec78" officeooo:paragraph-rsid="0021ec78"/>
    </style:style>
    <style:style style:name="P42" style:family="paragraph" style:parent-style-name="_30_._20_Normál">
      <style:text-properties officeooo:rsid="00221094" officeooo:paragraph-rsid="00221094"/>
    </style:style>
    <style:style style:name="P43" style:family="paragraph" style:parent-style-name="_30_._20_Normál">
      <style:text-properties officeooo:rsid="0023594d" officeooo:paragraph-rsid="0023594d"/>
    </style:style>
    <style:style style:name="P44" style:family="paragraph" style:parent-style-name="_30_._20_Normál">
      <style:text-properties officeooo:rsid="0025121f" officeooo:paragraph-rsid="0025121f"/>
    </style:style>
    <style:style style:name="P45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46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47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48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49" style:family="paragraph" style:parent-style-name="Cím_20_03">
      <style:text-properties officeooo:rsid="0034af1a" officeooo:paragraph-rsid="0034af1a"/>
    </style:style>
    <style:style style:name="P50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51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52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53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54" style:family="paragraph" style:parent-style-name="_30_._20_Normál">
      <style:text-properties fo:font-size="14pt" officeooo:rsid="0018c334" officeooo:paragraph-rsid="0049ebff" style:font-size-asian="12.25pt" style:font-size-complex="14pt"/>
    </style:style>
    <style:style style:name="P55" style:family="paragraph" style:parent-style-name="_30_._20_Normál">
      <style:text-properties fo:font-size="14pt" style:font-size-asian="12.25pt" style:font-size-complex="14pt"/>
    </style:style>
    <style:style style:name="P56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57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58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67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68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69" style:family="paragraph" style:parent-style-name="Cím_20_03">
      <style:text-properties fo:font-size="16pt" style:font-size-asian="16pt" style:font-size-complex="16pt"/>
    </style:style>
    <style:style style:name="P70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officeooo:rsid="0014f620"/>
    </style:style>
    <style:style style:name="T12" style:family="text">
      <style:text-properties officeooo:rsid="00161c34"/>
    </style:style>
    <style:style style:name="T13" style:family="text">
      <style:text-properties officeooo:rsid="0018c334"/>
    </style:style>
    <style:style style:name="T14" style:family="text">
      <style:text-properties officeooo:rsid="0019e43e"/>
    </style:style>
    <style:style style:name="T15" style:family="text">
      <style:text-properties officeooo:rsid="0019f7c5"/>
    </style:style>
    <style:style style:name="T16" style:family="text">
      <style:text-properties officeooo:rsid="001d0919"/>
    </style:style>
    <style:style style:name="T17" style:family="text">
      <style:text-properties officeooo:rsid="001e5590"/>
    </style:style>
    <style:style style:name="T18" style:family="text">
      <style:text-properties officeooo:rsid="002053b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5db8" style:font-weight-asian="normal" style:font-weight-complex="normal"/>
    </style:style>
    <style:style style:name="T22" style:family="text">
      <style:text-properties fo:font-weight="normal" officeooo:rsid="00340651" style:font-weight-asian="normal" style:font-weight-complex="normal"/>
    </style:style>
    <style:style style:name="T23" style:family="text">
      <style:text-properties fo:font-weight="normal" officeooo:rsid="003428e1" style:font-weight-asian="normal" style:font-weight-complex="normal"/>
    </style:style>
    <style:style style:name="T24" style:family="text">
      <style:text-properties fo:font-weight="normal" officeooo:rsid="0034af1a" style:font-weight-asian="normal" style:font-weight-complex="normal"/>
    </style:style>
    <style:style style:name="T25" style:family="text">
      <style:text-properties fo:font-weight="normal" officeooo:rsid="0036e3e1" style:font-weight-asian="normal" style:font-weight-complex="normal"/>
    </style:style>
    <style:style style:name="T26" style:family="text">
      <style:text-properties fo:font-weight="normal" officeooo:rsid="0038de71" style:font-weight-asian="normal" style:font-weight-complex="normal"/>
    </style:style>
    <style:style style:name="T27" style:family="text">
      <style:text-properties fo:font-weight="normal" officeooo:rsid="003a01dd" style:font-weight-asian="normal" style:font-weight-complex="normal"/>
    </style:style>
    <style:style style:name="T28" style:family="text">
      <style:text-properties fo:font-weight="normal" officeooo:rsid="004cc25c" style:font-weight-asian="normal" style:font-weight-complex="normal"/>
    </style:style>
    <style:style style:name="T29" style:family="text">
      <style:text-properties fo:font-weight="normal" officeooo:rsid="004cd963" style:font-weight-asian="normal" style:font-weight-complex="normal"/>
    </style:style>
    <style:style style:name="T30" style:family="text">
      <style:text-properties fo:font-weight="normal" officeooo:rsid="00514ea3" style:font-weight-asian="normal" style:font-weight-complex="normal"/>
    </style:style>
    <style:style style:name="T31" style:family="text">
      <style:text-properties fo:font-weight="normal" officeooo:rsid="005b58fc" style:font-weight-asian="normal" style:font-weight-complex="normal"/>
    </style:style>
    <style:style style:name="T32" style:family="text">
      <style:text-properties fo:font-weight="normal" officeooo:rsid="005eb510" style:font-weight-asian="normal" style:font-weight-complex="normal"/>
    </style:style>
    <style:style style:name="T33" style:family="text">
      <style:text-properties officeooo:rsid="0023594d"/>
    </style:style>
    <style:style style:name="T34" style:family="text">
      <style:text-properties officeooo:rsid="0025121f"/>
    </style:style>
    <style:style style:name="T35" style:family="text">
      <style:text-properties officeooo:rsid="002705eb"/>
    </style:style>
    <style:style style:name="T36" style:family="text">
      <style:text-properties officeooo:rsid="002a48ca"/>
    </style:style>
    <style:style style:name="T37" style:family="text">
      <style:text-properties officeooo:rsid="002d30aa"/>
    </style:style>
    <style:style style:name="T38" style:family="text">
      <style:text-properties officeooo:rsid="0032326d"/>
    </style:style>
    <style:style style:name="T39" style:family="text">
      <style:text-properties officeooo:rsid="003428e1"/>
    </style:style>
    <style:style style:name="T40" style:family="text">
      <style:text-properties officeooo:rsid="003d0e9a"/>
    </style:style>
    <style:style style:name="T41" style:family="text">
      <style:text-properties officeooo:rsid="003dd897"/>
    </style:style>
    <style:style style:name="T42" style:family="text">
      <style:text-properties officeooo:rsid="003eca7c"/>
    </style:style>
    <style:style style:name="T43" style:family="text">
      <style:text-properties officeooo:rsid="0042cd4d"/>
    </style:style>
    <style:style style:name="T44" style:family="text">
      <style:text-properties officeooo:rsid="004bd667"/>
    </style:style>
    <style:style style:name="T45" style:family="text">
      <style:text-properties officeooo:rsid="00325db8"/>
    </style:style>
    <style:style style:name="T46" style:family="text">
      <style:text-properties officeooo:rsid="004eb005"/>
    </style:style>
    <style:style style:name="T47" style:family="text">
      <style:text-properties officeooo:rsid="005284ed"/>
    </style:style>
    <style:style style:name="T48" style:family="text">
      <style:text-properties officeooo:rsid="00543c91"/>
    </style:style>
    <style:style style:name="T49" style:family="text">
      <style:text-properties officeooo:rsid="00554df7"/>
    </style:style>
    <style:style style:name="T50" style:family="text">
      <style:text-properties officeooo:rsid="00595d4a"/>
    </style:style>
    <style:style style:name="T51" style:family="text">
      <style:text-properties officeooo:rsid="005a65b2"/>
    </style:style>
    <style:style style:name="T52" style:family="text">
      <style:text-properties officeooo:rsid="005a75bd"/>
    </style:style>
    <style:style style:name="T53" style:family="text">
      <style:text-properties officeooo:rsid="005b58fc"/>
    </style:style>
    <style:style style:name="T54" style:family="text">
      <style:text-properties officeooo:rsid="0062565b"/>
    </style:style>
    <style:style style:name="T55" style:family="text">
      <style:text-properties officeooo:rsid="00640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Telepítés: <text:span text:style-name="T20">sudo pacman -Syu --asdeps kicad kicad-library kicad-library-3d</text:span></text:p>
      <text:p text:style-name="P69"/>
      <text:p text:style-name="P69"/>
      <text:p text:style-name="P69"><text:span text:style-name="T12">I. </text:span>Kapcsolási rajz - Schematic szerkesztése</text:p>
      <text:p text:style-name="P13"/>
      <text:p text:style-name="P13"/>
      <text:p text:style-name="P17">Munka kezdése:</text:p>
      <text:p text:style-name="P6"><text:span text:style-name="T44">K</text:span>ezdjük a fájl/oldalbeállításokkal, és adjunk nevet, dátumot, és szüksége esetén módosítsuk az oldalbeállításokat.</text:p>
      <text:p text:style-name="P17"><text:span text:style-name="T39">Kapcsolási rajznál</text:span><text:span text:style-name="T23"> a</text:span><text:span text:style-name="T20"> 140%-os nyomtatáshoz rajzoljuk meg a keretet </text:span><text:span text:style-name="T23">(bal oldali eszköztáron vonalat használjuk) </text:span><text:span text:style-name="T20">és abba rajzoljunk. A keret mérete X*Y = </text:span>2<text:span text:style-name="T38">10</text:span>*1<text:span text:style-name="T38">5</text:span>0 mm<text:span text:style-name="T20">. A lap bal felső sarkában levő origóból rajzoljuk, és nyomtatáskor majd oda visszük a keretet a benne levőkkel együtt, és akkor a 140%-os nyomtatáskor pont minden ki lesz nyomtatva.</text:span><text:span text:style-name="T21"> </text:span></text:p>
      <text:p text:style-name="P26"><text:span text:style-name="T45">P</text:span>CB-nél <text:span text:style-name="T20">fotózáshoz x = 150, y = 100 mm, A4-es lap = 275x170 mm.</text:span></text:p>
      <text:p text:style-name="P17"><text:span text:style-name="T21"/></text:p>
      <text:p text:style-name="P19"><text:span text:style-name="T20"/></text:p>
      <text:p text:style-name="P17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4">Delete: <text:span text:style-name="T20">Az egeret elég valami fölé vinni és megnyomni a delete gombot (nem kell kijelölni semmit).</text:span></text:p>
      <text:p text:style-name="P14"/>
      <text:p text:style-name="P1"><text:span text:style-name="T3">Symbol mappa:</text:span> /usr/share/kicad/symbols</text:p>
      <text:p text:style-name="P1">Symbol mappák hozzáadása: Prferences/manage symbol libraries: alul mappa ikon (add en existing library to table): a megnyíló ablakban megkeresem a /usr/share/kicad/symbols/ mappát, de ez nem elég, a mappában levő fájlokat mind kijelölni (Ctrl+A), vagy a shift gomb használatával, és csak utána kattintani az open -re. </text:p>
      <text:p text:style-name="P1"/>
      <text:p text:style-name="P1"><text:span text:style-name="T3">Foot prints mapp</text:span><text:span text:style-name="T4">a</text:span><text:span text:style-name="T3">:</text:span> /usr/share/kicad/footprints</text:p>
      <text:p text:style-name="P1"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/text:p>
      <text:p text:style-name="P11"><text:soft-page-break/></text:p>
      <text:p text:style-name="P25">Saját symbol és footprints mappák létrehozása, hozzáadása:</text:p>
      <text:p text:style-name="P38">Egyik módszer, ha fájlkezelőben létrehozom és majd a Kicadban hozzáadom.</text:p>
      <text:p text:style-name="P50"><text:span text:style-name="T3">Symbol </text:span>(alkatrészek): *.kicad_sym fájl létrehozása. <text:span text:style-name="T50">A Github-on csináltam Kicad repót (gvandor userhez), ennek megfelelően az elérési út a következő lett: <text:s/>~/</text:span>Documents/Github/gvandor/<text:span text:style-name="T3">Kicad/Symbols/001_user_library.kicad_sym</text:span><text:span text:style-name="T9"> </text:span><text:span text:style-name="T3">Footprints</text:span> (lábnyom, fólia oldali lenyomatok): *.pretty fájl létrehozása.<text:span text:style-name="T51"> </text:span><text:span text:style-name="T50">~/</text:span>Documents/Github/gvandor/<text:span text:style-name="T3">Kicad/FootPrints/001_user_library.pretty</text:span><text:span text:style-name="T9"> </text:span>Azért kezdődik számmal, mert így a lista elején lesz majd. </text:p>
      <text:p text:style-name="P50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54"/>
      <text:p text:style-name="P1"><text:span text:style-name="T3">Munkaterület mozgatása: </text:span>jobb<text:span text:style-name="T13">, vagy középső</text:span> egérgomb lenyomva tartás mellett.</text:p>
      <text:p text:style-name="P1"/>
      <text:p text:style-name="P1">A KiCadben a megnyomás Esc<text:span text:style-name="T11"> </text:span>mindig "törlést" jelent: ha egy eszköz valamilyen művelet közepén van (például nyomvonalak irányítása), a gomb első megnyomása Esc<text:span text:style-name="T11"> </text:span>megszakítja azt a műveletet. A következő megnyomásával Esc<text:span text:style-name="T11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gyorsbillentyűk megtekintése: help/list hotkeys</text:p>
      <text:p text:style-name="P7"/>
      <text:p text:style-name="P57">Fontos különbséget tenni a vonal, vezeték és track között. A vonal nem elektromos elem, csak szöveges, vagy grafikai. Schematicban a wire a vezeték, PCB-ben a track az elektromosan vezető elem.</text:p>
      <text:p text:style-name="P57"/>
      <text:p text:style-name="P57"><text:span text:style-name="T3">Alkatrészek</text:span> <text:span text:style-name="T3">lehelyezése</text:span>:</text:p>
      <text:p text:style-name="P57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20">értéket</text:span> (<text:span text:style-name="T3">value</text:span>), kiválasztom a lábnyomot (<text:span text:style-name="T3">footprint</text:span>) &gt; végül leteszem az alkatrészt (symbolt).</text:p>
      <text:p text:style-name="P57"/>
      <text:p text:style-name="P58">SNAP beállítás: négy helyen<text:span text:style-name="T20"> is be kell állítani. Preferences/preferences/symbol editor</text:span><text:span text:style-name="T31">/display option</text:span><text:span text:style-name="T20">, schematic editor</text:span><text:span text:style-name="T31">/display option</text:span><text:span text:style-name="T20">, footprint editor</text:span><text:span text:style-name="T31">/display option</text:span><text:span text:style-name="T20">, pcb editor</text:span><text:span text:style-name="T31">/display option</text:span><text:span text:style-name="T20">. Úgy állítottam be, hogy a grid bekapcsolásakor legyen snap, kikapcsoláskor ne legyen.</text:span></text:p>
      <text:p text:style-name="P7"/>
      <text:p text:style-name="P7">Alap alkatrészek a device mappában<text:span text:style-name="T52"> vannak</text:span>.</text:p>
      <text:p text:style-name="P1"><text:span text:style-name="T14">Szimbólumot (alkatrészt)</text:span> lehet konkrét típus szerint is<text:span text:style-name="T11">, vagy az alábbiak szerint:</text:span></text:p>
      <text:p text:style-name="P1">C = capacitor</text:p>
      <text:p text:style-name="P1">C_polarized = polarizált kapacitás</text:p>
      <text:p text:style-name="P1"><text:soft-page-break/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18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19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15"> (vezetékek nélkül a kijelölt s</text:span><text:span text:style-name="T16">z</text:span><text:span text:style-name="T15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16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30">Fontos! Amíg nincs annotáció, addig nem lehet footprintseket (lenyomatokat) hozzárendelni az alkatrészekhez!<text:span text:style-name="T53"> L</text:span><text:span text:style-name="T31">egyen bekapcsolva automatára (bal eszközsor)</text:span></text:p>
      <text:p text:style-name="P10"><text:span text:style-name="T49">B</text:span>al oldalt R??-R42 gomb: ha be van kapcsolva automatára, akkor pl. a következő ellenállást számozza, egyébként csak egy kérdőjelet tesz hozzá. Felső menüben a To<text:span text:style-name="T17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oft-page-break/><text:span text:style-name="T6">Alkatrész (szimbólum) </text:span><text:span text:style-name="T3">tulajdonságok:</text:span> E, vagy jobb gomb tulajdonság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5">Alkatrész (szimbólum) átrajzolása, módosítása:<text:span text:style-name="T20"> </text:span>ctrl+E<text:span text:style-name="T20">.</text:span></text:p>
      <text:p text:style-name="P16">Egy elem tulajdonságai (méret, érték): E</text:p>
      <text:p text:style-name="P12"/>
      <text:p text:style-name="P12">Footprints ablak:</text:p>
      <text:p text:style-name="P24">Fontos infó: <text:span text:style-name="T20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9"/>
      <text:p text:style-name="P22">A Footprints elemek <text:span text:style-name="T40">hozzárendelése (assigment) az alkatrészekhez (symbols)</text:span>:</text:p>
      <text:p text:style-name="P33">Fontos művelet, mert csak azon alkatrészek footprint elemeit tudod a pcb-be bevinni, amikhez hozzárendelted.<text:span text:style-name="T41"> </text:span><text:span text:style-name="T51">Több</text:span><text:span text:style-name="T41">féle módszer van.</text:span></text:p>
      <text:p text:style-name="P31"/>
      <text:p text:style-name="P31">Amikor egy alkatrészt elhelyezel, akkor kijelölöd és E, tulajdonságlapja megjelenik. A footprint sorra kattintasz, kitölthető mezőre vált, a mező jobb végén van egy kis ikon, rákattintasz és megjelenik a footprins ablak. Megkeresed a megfelelőt, vagy ha nincs, akkor hasonlót, amit majd a PCB-ben módosíthatsz, pl. a pin távolság nem pont olyan. Amikor kijelölted, amit választasz , fennt van egy gomb "insert footprint on board" szöveggel, azzal beilleszted, majd OK. gomb. </text:p>
      <text:p text:style-name="P31"/>
      <text:p text:style-name="P31"><text:span text:style-name="T42">Másik mód, ez a fejlettebb:</text:span> Tools/assign footprint<text:span text:style-name="T42">.</text:span> Jobb kattintás (középső ablakrészben) az alkatrészen, és megnézhetjük a kiválasztott footprintet, vagy, ha elrontottuk, törölhetjük a hozzárendelést.</text:p>
      <text:p text:style-name="P34">Ha ebben az ablakban módosítasz valamit, ne felejtsd el A<text:span text:style-name="T3">pply save schematic &amp; continue gombot megnyomni</text:span>, és csak utána OK.</text:p>
      <text:p text:style-name="P35">Még egy fontos dolog, az alkatrész tulajdonságlapján nem tudsz keresőt használni a footprint elem kiválasztásához, de a Tools/assign footprint ablakban van kereső mező és szűrő ikonok, lehet hamarább találsz meg valamit<text:span text:style-name="T43">, de van amikor mégis az első módszerrel találsz megfelelőt.</text:span></text:p>
      <text:p text:style-name="P32"><text:soft-page-break/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42">,</text:span> dupla kattintás<text:span text:style-name="T42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41">X = horizontális tükrözés</text:p>
      <text:p text:style-name="P41">Y = átlós, ferde vezetékezés</text:p>
      <text:p text:style-name="P41">E = alkatrész tulajdonság</text:p>
      <text:p text:style-name="P41">Ctrl + E = alkatrész átrajzolása (editálása)</text:p>
      <text:p text:style-name="P41">A<text:span text:style-name="T33"> = add symbol</text:span></text:p>
      <text:p text:style-name="P41">P<text:span text:style-name="T33"> = add power or ground</text:span></text:p>
      <text:p text:style-name="P41">W<text:span text:style-name="T33"> = add wire</text:span></text:p>
      <text:p text:style-name="P41">B<text:span text:style-name="T33"> = add Bus</text:span></text:p>
      <text:p text:style-name="P41">Z<text:span text:style-name="T33"> = add wire to bus</text:span></text:p>
      <text:p text:style-name="P43">Q = add no collect flag</text:p>
      <text:p text:style-name="P41">J<text:span text:style-name="T33"> = add a junction (csomópont)</text:span></text:p>
      <text:p text:style-name="P41">L<text:span text:style-name="T33"> = add Label</text:span></text:p>
      <text:p text:style-name="P41">ctrl + L<text:span text:style-name="T33"> = add global label</text:span></text:p>
      <text:p text:style-name="P41">H<text:span text:style-name="T33"> = add hierarchical label</text:span></text:p>
      <text:p text:style-name="P41">S<text:span text:style-name="T33"> = add sheet</text:span></text:p>
      <text:p text:style-name="P41">T<text:span text:style-name="T33"> = add text</text:span></text:p>
      <text:p text:style-name="P41">I<text:span text:style-name="T34"> = add line (vonal</text:span><text:span text:style-name="T35">, nem vezeték</text:span><text:span text:style-name="T34">)</text:span></text:p>
      <text:p text:style-name="P41">ctrl + H<text:span text:style-name="T34"> = fa nézet megjelenítés</text:span></text:p>
      <text:p text:style-name="P41">F5<text:span text:style-name="T34"> = frissít</text:span></text:p>
      <text:p text:style-name="P41">Ctrl + F<text:span text:style-name="T34"> = keresés</text:span></text:p>
      <text:p text:style-name="P41">N<text:span text:style-name="T34"> = new symbol</text:span></text:p>
      <text:p text:style-name="P41">Insert<text:span text:style-name="T34"> = legutóbbi objektum beszúrása</text:span></text:p>
      <text:p text:style-name="P42">M<text:span text:style-name="T34"> = mozgatás</text:span></text:p>
      <text:p text:style-name="P42">G<text:span text:style-name="T34"> = mozgatás vezetékkel együtt</text:span></text:p>
      <text:p text:style-name="P44">V = kijelölt elem értékét módosíthatom</text:p>
      <text:p text:style-name="P44"/>
      <text:p text:style-name="P68"/>
      <text:p text:style-name="P46"><text:span text:style-name="T3">Csomópont</text:span><text:span text:style-name="T7">:</text:span><text:span text:style-name="T3"> </text:span></text:p>
      <text:p text:style-name="P46"><text:span text:style-name="T36">A</text:span>rrébb igazítása a vezetéken:<text:span text:style-name="T3"> </text:span>rákattintani, a felugró menüből a junction-t kiválasztani, és akkor arrébb lehet mozgatni. </text:p>
      <text:p text:style-name="P47">Vezetéket összekötök vezetékkel és nem jelenik meg csomópont, megoldás: <text:span text:style-name="T37">nem csak elérem a vezetéket a másik vezetékkel, hanem merőleges irányban elkanyarodok maradva a keresztező vezetékben maradva.</text:span><text:span text:style-name="T51"> A Snap funkció valamiért akadályozza a rajzolást (csomópontok, vezetékek csatlakozása), kapcsold ki.</text:span></text:p>
      <text:p text:style-name="P47"/>
      <text:p text:style-name="P45">Alkatrészlista:</text:p>
      <text:p text:style-name="P48">Tools/Generate BOM</text:p>
      <text:p text:style-name="P48"/>
      <text:p text:style-name="P48"><text:soft-page-break/></text:p>
      <text:p text:style-name="P49">II. PCB</text:p>
      <text:p text:style-name="P18"/>
      <text:p text:style-name="P29">Footprint = lábnyom, <text:span text:style-name="T20">lenyomat a fólián.</text:span></text:p>
      <text:p text:style-name="P18">Munka kezdése:</text:p>
      <text:p text:style-name="P20"><text:span text:style-name="T27">R</text:span><text:span text:style-name="T20">ajzol</text:span><text:span text:style-name="T24">unk egy határoló keretet kicsi</text:span><text:span text:style-name="T27">t</text:span><text:span text:style-name="T24"> másképp, mint a kapcsolási rajznál</text:span><text:span text:style-name="T27"> (itt nem nagyítunk, 1:1-ben kell nyomtatni)</text:span><text:span text:style-name="T24">.</text:span><text:span text:style-name="T20"> </text:span><text:span text:style-name="T29">F</text:span><text:span text:style-name="T28">otózáshoz x = 150, y = 100 mm, A4-es lap = 275x170 mm.</text:span></text:p>
      <text:p text:style-name="P27"><text:span text:style-name="T24">J</text:span><text:span text:style-name="T23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25">, vagy fennt az ezközsoron legegyszerűbb</text:span><text:span text:style-name="T23">. </text:span><text:span text:style-name="T22">A lock kikapcsolása: a selection filter alatt a jobb felső négyzet (lelóg a képernyőről) bejelölése engedélyezi a locked objektumok kinyitását.</text:span><text:span text:style-name="T23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30"> Meglehet csinálni, a Fájl/page settings lapon, hogy egyedi táblaméretet adok meg.</text:span></text:p>
      <text:p text:style-name="P28"><text:span text:style-name="T23">N</text:span><text:span text:style-name="T20">éhány adat a munka előtt: pin távolság célszerűen min. 4,8 mm legyen, a forrszemek átmérője átlagban 3 mm, a vezetősávok 1-2 mm.</text:span></text:p>
      <text:p text:style-name="P21"><text:span text:style-name="T23"/></text:p>
      <text:p text:style-name="P21"><text:span text:style-name="T23">E</text:span><text:span text:style-name="T20">ltérnek a billentyűparancsok a Schematic-hoz képest:</text:span></text:p>
      <text:p text:style-name="P21"><text:span text:style-name="T20">tükrözés (x tengely) = F</text:span><text:span text:style-name="T26"> (előtte M majd utána F, akkor mozgatjuk és tükrözzük egyszerre)</text:span></text:p>
      <text:p text:style-name="P21"><text:span text:style-name="T26"/></text:p>
      <text:p text:style-name="P23">Footprint importálás a kapcsolási rajzból:</text:p>
      <text:p text:style-name="P36">F8, vagy ikon (update pcb with chage made schematic)</text:p>
      <text:p text:style-name="P23"><text:span text:style-name="T20"/></text:p>
      <text:p text:style-name="P37"><text:span text:style-name="T3">új footprint könyvtár létrehozása</text:span>:</text:p>
      <text:p text:style-name="P37">create delete and edit footprint gomb, ez a footprint editor. Ott file/new library, majd eldöntöd, hogy ne csak egy projekthez legyen (global), és adsz egy nevet akarmi.pretty elnevezéssel. Csináltam egy <text:span text:style-name="T46">001_user_library</text:span>.pretty könyvtárat, <text:span text:style-name="T46">ha ráhagynám a kicad a </text:span><text:s/>/home/gvandor/.local/share/kicad/7.0/footprints<text:span text:style-name="T46"> mappába tenné, de inkább a dokumentum mappámban adtam neki egy számomra kedvezőbb útvonalat.</text:span></text:p>
      <text:p text:style-name="P39">Ha új alkatrészt veszünk a saját könyvtárba fent a footprint tulajdonságok gombot megnyomva, megadhatjuk a pontos nevét az elemnek, pl. kiegészíthetjük valamivel, ami segít nekem.</text:p>
      <text:p text:style-name="P40"/>
      <text:p text:style-name="P40">Jobb oldal, Layereknél (rétegek)<text:span text:style-name="T47">, a színt mutató négyzeten dupla kattintás, vagy középső kattintás és módosíthatom a réteg színét.</text:span></text:p>
      <text:p text:style-name="P51"><text:soft-page-break/>Beállítjuk a Fájl/Bord setup menüben a dolgokat.<text:span text:style-name="T48"> </text:span><text:span text:style-name="T8">Board Stackup &gt; Physical Stackup</text:span><text:span text:style-name="T48">, </text:span><text:span text:style-name="T8">Tervezési szabályok &gt; Megszorítások</text:span><text:span text:style-name="T48">, </text:span><text:span text:style-name="T8">Tervezési szabályok <text:s/>&gt; Hálózati osztályok</text:span><text:span text:style-name="T48">.</text:span></text:p>
      <text:p text:style-name="P52">A Track vastagságot és néhány méretet a Net Classes (hálózat osztályok) -ben adjuk meg. Létrehozhatsz több hálózat osztályt eltérő méretekkel, és a megfelelőt aktiválod.</text:p>
      <text:p text:style-name="P59">Fontos:<text:span text:style-name="T20"> nem vonalat kell rajzolni, hanem tracket (a vonal csak grafikai elem).</text:span></text:p>
      <text:p text:style-name="P59"><text:span text:style-name="T20"/></text:p>
      <text:p text:style-name="P60"><text:span text:style-name="T20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32"> A rétegek alapból a felső piros, az alsó zöld, ez módosítható, de célszerű. A bal oldali eszköztáron a réteg előtti színes négyzeten dupla kattintásra lehet módosítani a színt.</text:span></text:p>
      <text:p text:style-name="P60"><text:span text:style-name="T20"/></text:p>
      <text:p text:style-name="P60">Alkatrész elhelyezése:</text:p>
      <text:p text:style-name="P53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53"/>
      <text:p text:style-name="P61">Add Vias: <text:span text:style-name="T20">ez a kétoldal közötti átvezető furat, ami majd összeköti a két rézréteget, amikor az alkatrész lábat (pin) mindkét oldalon megforrasztom.</text:span></text:p>
      <text:p text:style-name="P61"><text:span text:style-name="T20"/></text:p>
      <text:p text:style-name="P62">Vezetősávok, összekötés:<text:span text:style-name="T54"> </text:span><text:span text:style-name="T20">Route Tracks gomb, vagy X.</text:span></text:p>
      <text:p text:style-name="P63">Patkányfészek vonal (ratsnest):<text:span text:style-name="T20"> az alkatrészeket összekötő vonal, ami nem elektromos kapcsolat, csak a Kicad jelzi a kapcsolási rajz alapján, hogy mik között kell elektromos kapcsolatot llétrehozni.</text:span></text:p>
      <text:p text:style-name="P64"><text:span text:style-name="T55">Pad (párna)</text:span>: <text:span text:style-name="T20">az alkatrészlábak fólia oldali forszemei (valami ilyesmi a lényeg).</text:span></text:p>
      <text:p text:style-name="P65">Via beszúrása egy vezetősávba<text:span text:style-name="T20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66"><text:span text:style-name="T20"/></text:p>
      <text:p text:style-name="P66"><text:span text:style-name="T20">Lent az információs sávon jelzi: Pads (padok száma), Track Segmens (vezetősávok és az átvezető furatok átvezetései), Nets (összekötő vonal), Unrouted (amíg nem nulla, addig van összekötetlen rész).</text:span></text:p>
      <text:p text:style-name="P66"><text:span text:style-name="T20"/></text:p>
      <text:p text:style-name="P67">Réz zónák: </text:p>
      <text:p text:style-name="P53"/>
      <text:p text:style-name="P60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T16H32M46S</meta:editing-duration>
    <meta:editing-cycles>84</meta:editing-cycles>
    <meta:generator>LibreOffice/7.6.4.1$Linux_X86_64 LibreOffice_project/60$Build-1</meta:generator>
    <dc:date>2024-02-11T15:20:33.773777915</dc:date>
    <meta:document-statistic meta:table-count="0" meta:image-count="0" meta:object-count="0" meta:page-count="7" meta:paragraph-count="134" meta:word-count="2087" meta:character-count="14516" meta:non-whitespace-character-count="12548"/>
    <meta:template xlink:type="simple" xlink:actuate="onRequest" xlink:title="writer_sablon_1_alap" xlink:href="../../../../..//Templates/LibreOffice/Writer/writer_sablon_1_alap.ott" meta:date="2024-02-03T22:53:46.696918726"/>
  </office:meta>
</office:document-meta>
</file>